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919a" officeooo:paragraph-rsid="001c919a"/>
    </style:style>
    <style:style style:name="P2" style:family="paragraph" style:parent-style-name="Standard">
      <style:paragraph-properties fo:text-align="center" style:justify-single-word="false"/>
      <style:text-properties officeooo:rsid="001c919a" officeooo:paragraph-rsid="001c919a"/>
    </style:style>
    <style:style style:name="P3" style:family="paragraph" style:parent-style-name="Standard">
      <style:text-properties officeooo:rsid="001c919a" officeooo:paragraph-rsid="001df05f"/>
    </style:style>
    <style:style style:name="P4" style:family="paragraph" style:parent-style-name="Standard">
      <style:paragraph-properties fo:text-align="center" style:justify-single-word="false"/>
      <style:text-properties fo:font-size="16pt" officeooo:rsid="001c919a" officeooo:paragraph-rsid="001c919a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3pt" officeooo:rsid="001c919a" officeooo:paragraph-rsid="001c919a" style:font-size-asian="13pt" style:font-size-complex="13pt"/>
    </style:style>
    <style:style style:name="P6" style:family="paragraph" style:parent-style-name="Standard">
      <style:text-properties officeooo:rsid="001c919a" officeooo:paragraph-rsid="001c919a" fo:background-color="#ffff00"/>
    </style:style>
    <style:style style:name="P7" style:family="paragraph" style:parent-style-name="Standard">
      <style:text-properties officeooo:rsid="001df05f" officeooo:paragraph-rsid="001df05f"/>
    </style:style>
    <style:style style:name="T1" style:family="text">
      <style:text-properties style:font-name="Arial Black" style:text-underline-style="solid" style:text-underline-width="auto" style:text-underline-color="font-color" fo:background-color="#ffff00" loext:char-shading-value="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officeooo:rsid="001df0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/><text:span text:style-name="T1"><text:s/>Report of Today’s Understanding (03 March 2021)</text:span></text:p>
      <text:p text:style-name="P6"/>
      <text:p text:style-name="P1"><text:tab/><text:tab/></text:p>
      <text:p text:style-name="P1"/>
      <text:p text:style-name="P2"><text:span text:style-name="T4">Subject</text:span><text:span text:style-name="T3">: To list down today’s task understanding of Subject Matter</text:span></text:p>
      <text:p text:style-name="P2"><text:span text:style-name="T3">.</text:span></text:p>
      <text:p text:style-name="P5"/>
      <text:p text:style-name="P1">1. Prepared an excel-sheet for functionalities for vehicle maintenance system.</text:p>
      <text:p text:style-name="P1"/>
      <text:p text:style-name="P3">2. Take away from the session today:</text:p>
      <text:p text:style-name="P3"><text:tab/><text:tab/> a) When documenting functionalities for an application try to <text:tab/><text:tab/><text:tab/><text:tab/><text:tab/> <text:s text:c="17"/>maintain the flow of application.</text:p>
      <text:p text:style-name="P1"/>
      <text:p text:style-name="P1"><text:s text:c="16"/><text:tab/> b) Learned about a few concepts of wire-framing and UI/UX <text:s text:c="21"/></text:p>
      <text:p text:style-name="P1"><text:s text:c="29"/>experience. </text:p>
      <text:p text:style-name="P1"/>
      <text:p text:style-name="P3"><text:span text:style-name="T5"><text:s text:c="25"/>c</text:span>) Try to keep your application design short and crisp for</text:p>
      <text:p text:style-name="P3"><text:s text:c="28"/>presentation purpose. It should be enough just to help you <text:s/><text:span text:style-name="T5">e</text:span>xplain your Proof-Of- <text:s text:c="19"/></text:p>
      <text:p text:style-name="P3"><text:s text:c="28"/>Concept(POC).</text:p>
      <text:p text:style-name="P3"><text:tab/></text:p>
      <text:p text:style-name="P3"><text:span text:style-name="T5"><text:s text:c="25"/>d) Saw some examples on wire-framing and documentation for functionalities. </text:span></text:p>
      <text:p text:style-name="P3"/>
      <text:p text:style-name="P7">3. Tried to prepare a rough template for some functionalities for bike service management system</text:p>
      <text:p text:style-name="P7"><text:s text:c="4"/>advised by sir. </text:p>
      <text:p text:style-name="P7"><text:s/></text:p>
      <text:p text:style-name="P7">4. Read 2 articles on AutoFacets.</text:p>
      <text:p text:style-name="P7"/>
      <text:p text:style-name="P7"/>
      <text:p text:style-name="P7"><text:tab/><text:tab/><text:tab/><text:tab/><text:tab/><text:tab/><text:span text:style-name="T2">THANK YOU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3T18:36:46.419000000</meta:creation-date>
    <dc:date>2021-03-03T18:55:14.125000000</dc:date>
    <meta:editing-duration>PT5M17S</meta:editing-duration>
    <meta:editing-cycles>1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19" meta:word-count="121" meta:character-count="1012" meta:non-whitespace-character-count="666"/>
  </office:meta>
</office:document-meta>
</file>